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5402in"/>
    </style:style>
    <style:style style:name="co17" style:family="table-column">
      <style:table-column-properties fo:break-before="auto" style:column-width="1.6165in"/>
    </style:style>
    <style:style style:name="co18" style:family="table-column">
      <style:table-column-properties fo:break-before="auto" style:column-width="1.6492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0161in"/>
    </style:style>
    <style:style style:name="co22" style:family="table-column">
      <style:table-column-properties fo:break-before="auto" style:column-width="1.1299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5291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083in"/>
    </style:style>
    <style:style style:name="co32" style:family="table-column">
      <style:table-column-properties fo:break-before="auto" style:column-width="1.6819in"/>
    </style:style>
    <style:style style:name="co33" style:family="table-column">
      <style:table-column-properties fo:break-before="auto" style:column-width="1.7146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9984in"/>
    </style:style>
    <style:style style:name="co38" style:family="table-column">
      <style:table-column-properties fo:break-before="auto" style:column-width="2.3264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31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2846in" fo:break-before="auto" style:use-optimal-row-height="true"/>
    </style:style>
    <style:style style:name="ro26" style:family="table-row">
      <style:table-row-properties style:row-height="2.0417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font-weight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4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4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4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4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font-name="Arial"/>
    </style:style>
    <style:style style:name="T4" style:family="text">
      <style:text-properties fo:language="en" fo:country="US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-asian="Arial" style:font-name-complex="Tahoma"/>
    </style:style>
    <style:style style:name="T7" style:family="text">
      <style:text-properties style:font-name-complex="Arial2" style:font-size-complex="11pt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2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style:font-name="Arial" fo:font-size="10pt" style:font-size-asian="12pt" style:font-size-complex="6.80000019073486pt"/>
    </style:style>
    <style:style style:name="T15" style:family="text">
      <style:text-properties style:font-name="Arial" fo:font-size="10pt" fo:font-weight="normal"/>
    </style:style>
    <style:style style:name="T16" style:family="text">
      <style:text-properties style:font-name="Arial" fo:font-size="10pt" fo:font-weight="normal" style:font-size-asian="12pt" style:font-size-complex="6.80000019073486pt"/>
    </style:style>
    <style:style style:name="T17" style:family="text">
      <style:text-properties fo:font-size="10pt" style:font-size-asian="12pt" style:font-size-complex="6.80000019073486pt"/>
    </style:style>
    <style:style style:name="T18" style:family="text">
      <style:text-properties fo:font-size="12pt" style:font-size-asian="12pt" style:font-size-complex="6.80000019073486pt"/>
    </style:style>
    <style:style style:name="T19" style:family="text">
      <style:text-properties style:font-name="Arial"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6in" svg:height="0.9701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f:=SUM([Manage_Folksonomy.C4:Manage_Unlock.C4])" office:value-type="float" office:value="229">
            <text:p>229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style-name="ce3"/>
          <table:table-cell table:number-columns-repeated="253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2">
          <table:table-cell table:style-name="ce4"/>
          <table:table-cell table:style-name="ce12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27"/>
          <table:table-cell table:style-name="ce29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27"/>
          <table:table-cell table:style-name="ce30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27"/>
          <table:table-cell table:style-name="ce30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27"/>
          <table:table-cell table:style-name="ce30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27"/>
          <table:table-cell table:style-name="ce30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27"/>
          <table:table-cell table:style-name="ce30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27"/>
          <table:table-cell table:style-name="ce30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27"/>
          <table:table-cell table:style-name="ce30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27"/>
          <table:table-cell table:style-name="ce30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27"/>
          <table:table-cell table:style-name="ce30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8"/>
          <table:table-cell table:style-name="ce31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8">
          <table:table-cell/>
          <table:table-cell table:style-name="ce14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8"/>
          <table:table-cell table:style-name="ce32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8"/>
          <table:table-cell table:style-name="ce32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 table:number-rows-repeated="10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3"/>
        <table:table-column table:style-name="co12" table:default-cell-style-name="ce52"/>
        <table:table-column table:style-name="co13" table:default-cell-style-name="ce58"/>
        <table:table-column table:style-name="co10" table:default-cell-style-name="ce58"/>
        <table:table-column table:style-name="co10" table:default-cell-style-name="ce44"/>
        <table:table-column table:style-name="co14" table:default-cell-style-name="ce43"/>
        <table:table-column table:style-name="co10" table:number-columns-repeated="250" table:default-cell-style-name="ce44"/>
        <table:table-row table:style-name="ro9">
          <table:table-cell table:style-name="ce39" office:value-type="string" table:number-columns-spanned="4" table:number-rows-spanned="1">
            <text:p><text:span text:style-name="T1">DMS Admin </text:span><text:span text:style-name="T1">Check List</text:span></text:p>
            <text:p><text:span text:style-name="T2">Based on Product built </text:span><text:span text:style-name="T2">version</text:span></text:p>
          </table:table-cell>
          <table:covered-table-cell table:style-name="ce40"/>
          <table:covered-table-cell table:style-name="ce57"/>
          <table:covered-table-cell table:style-name="ce57"/>
          <table:table-cell table:style-name="ce40"/>
          <table:table-cell table:style-name="ce44"/>
          <table:table-cell table:number-columns-repeated="250"/>
        </table:table-row>
        <table:table-row table:style-name="ro10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FOL_01.001</text:p>
          </table:table-cell>
          <table:table-cell table:style-name="ce46" office:value-type="string">
            <text:p>Test Edit Folksonomy F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FOL_01.002</text:p>
          </table:table-cell>
          <table:table-cell table:style-name="ce46" office:value-type="string">
            <text:p>Test Edit Folksonomy F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3</text:p>
          </table:table-cell>
          <table:table-cell table:style-name="ce46" office:value-type="string">
            <text:p>Test Edit Folksonomy F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4</text:p>
          </table:table-cell>
          <table:table-cell table:style-name="ce46" office:value-type="string">
            <text:p>Test Edit folklsonomy F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F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2">
          <table:table-cell office:value-type="string">
            <text:p>F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41];[.$K1])" office:value-type="float" office:value="0">
            <text:p>0</text:p>
          </table:table-cell>
          <table:table-cell table:style-name="ce85" table:formula="of:=COUNTIF([.M$7:.M$741];[.$K1])" office:value-type="float" office:value="0">
            <text:p>0</text:p>
          </table:table-cell>
          <table:table-cell table:style-name="ce85" table:formula="of:=COUNTIF([.N$7:.N$741];[.$K1])" office:value-type="float" office:value="0">
            <text:p>0</text:p>
          </table:table-cell>
          <table:table-cell table:style-name="ce85" table:formula="of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41];[.$K2])" office:value-type="float" office:value="0">
            <text:p>0</text:p>
          </table:table-cell>
          <table:table-cell table:style-name="ce85" table:formula="of:=COUNTIF([.M$7:.M$741];[.$K2])" office:value-type="float" office:value="0">
            <text:p>0</text:p>
          </table:table-cell>
          <table:table-cell table:style-name="ce85" table:formula="of:=COUNTIF([.N$7:.N$741];[.$K2])" office:value-type="float" office:value="0">
            <text:p>0</text:p>
          </table:table-cell>
          <table:table-cell table:style-name="ce85" table:formula="of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41];[.$K3])" office:value-type="float" office:value="0">
            <text:p>0</text:p>
          </table:table-cell>
          <table:table-cell table:style-name="ce85" table:formula="of:=COUNTIF([.M$7:.M$741];[.$K3])" office:value-type="float" office:value="0">
            <text:p>0</text:p>
          </table:table-cell>
          <table:table-cell table:style-name="ce85" table:formula="of:=COUNTIF([.N$7:.N$741];[.$K3])" office:value-type="float" office:value="0">
            <text:p>0</text:p>
          </table:table-cell>
          <table:table-cell table:style-name="ce85" table:formula="of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26])" office:value-type="float" office:value="14" table:number-columns-spanned="3" table:number-rows-spanned="1">
            <text:p>14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41];[.$K4])" office:value-type="float" office:value="0">
            <text:p>0</text:p>
          </table:table-cell>
          <table:table-cell table:style-name="ce85" table:formula="of:=COUNTIF([.M$7:.M$741];[.$K4])" office:value-type="float" office:value="0">
            <text:p>0</text:p>
          </table:table-cell>
          <table:table-cell table:style-name="ce85" table:formula="of:=COUNTIF([.N$7:.N$741];[.$K4])" office:value-type="float" office:value="0">
            <text:p>0</text:p>
          </table:table-cell>
          <table:table-cell table:style-name="ce85" table:formula="of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41];[.$K5])" office:value-type="float" office:value="0">
            <text:p>0</text:p>
          </table:table-cell>
          <table:table-cell table:style-name="ce85" table:formula="of:=COUNTIF([.M$7:.M$741];[.$K5])" office:value-type="float" office:value="0">
            <text:p>0</text:p>
          </table:table-cell>
          <table:table-cell table:style-name="ce85" table:formula="of:=COUNTIF([.N$7:.N$741];[.$K5])" office:value-type="float" office:value="0">
            <text:p>0</text:p>
          </table:table-cell>
          <table:table-cell table:style-name="ce85" table:formula="of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2" office:value-type="string">
            <text:p>FNC_ECMS_ADM_FOL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input valid data 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Change the properties you want</text:p>
            <text:p>- Click <text:s/>''Update'' button</text:p>
          </table:table-cell>
          <table:table-cell table:style-name="ce84" office:value-type="string">
            <text:p>Style of tag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Put <text:span text:style-name="T3">invalid data in 'Document range' </text:span><text:span text:style-name="T3">field like 0..j</text:span>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document range' field is blank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Do not put data in 'Document range' field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Html style' is bank.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Leave the content of 'Html style' is blank</text:p>
            <text:p>- Click <text:s/>''Update'' button</text:p>
          </table:table-cell>
          <table:table-cell table:style-name="ce84" office:value-type="string">
            <text:p>Show message “Html <text:span text:style-name="T4">Style</text:span> must not be empty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The style of normal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3: View the edited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Tag's style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Folksonomy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3:View the edited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In Tag map, tag's style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FNC_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FOL_02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81" office:value-type="string">
            <text:p>Add group is the same with existing group in the table's list</text:p>
          </table:table-cell>
          <table:table-cell table:style-name="ce82" office:value-type="string">
            <text:p>Step 2: Add group </text:p>
          </table:table-cell>
          <table:table-cell table:style-name="ce82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82" office:value-type="string">
            <text:p>Show message alert that this group is existing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90" table:number-columns-repeated="1014"/>
        </table:table-row>
        <table:table-row table:style-name="ro18">
          <table:table-cell table:style-name="ce63" table:formula="of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 table:number-rows-repeated="58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ax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11];[.$K1])" office:value-type="float" office:value="0">
            <text:p>0</text:p>
          </table:table-cell>
          <table:table-cell table:style-name="ce85" table:formula="of:=COUNTIF([.M$7:.M$911];[.$K1])" office:value-type="float" office:value="0">
            <text:p>0</text:p>
          </table:table-cell>
          <table:table-cell table:style-name="ce85" table:formula="of:=COUNTIF([.N$7:.N$911];[.$K1])" office:value-type="float" office:value="0">
            <text:p>0</text:p>
          </table:table-cell>
          <table:table-cell table:style-name="ce85" table:formula="of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911];[.$K2])" office:value-type="float" office:value="0">
            <text:p>0</text:p>
          </table:table-cell>
          <table:table-cell table:style-name="ce85" table:formula="of:=COUNTIF([.M$7:.M$911];[.$K2])" office:value-type="float" office:value="0">
            <text:p>0</text:p>
          </table:table-cell>
          <table:table-cell table:style-name="ce85" table:formula="of:=COUNTIF([.N$7:.N$911];[.$K2])" office:value-type="float" office:value="0">
            <text:p>0</text:p>
          </table:table-cell>
          <table:table-cell table:style-name="ce85" table:formula="of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911];[.$K3])" office:value-type="float" office:value="0">
            <text:p>0</text:p>
          </table:table-cell>
          <table:table-cell table:style-name="ce85" table:formula="of:=COUNTIF([.M$7:.M$911];[.$K3])" office:value-type="float" office:value="0">
            <text:p>0</text:p>
          </table:table-cell>
          <table:table-cell table:style-name="ce85" table:formula="of:=COUNTIF([.N$7:.N$911];[.$K3])" office:value-type="float" office:value="0">
            <text:p>0</text:p>
          </table:table-cell>
          <table:table-cell table:style-name="ce85" table:formula="of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96])" office:value-type="float" office:value="57" table:number-columns-spanned="3" table:number-rows-spanned="1">
            <text:p>57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911];[.$K4])" office:value-type="float" office:value="0">
            <text:p>0</text:p>
          </table:table-cell>
          <table:table-cell table:style-name="ce85" table:formula="of:=COUNTIF([.M$7:.M$911];[.$K4])" office:value-type="float" office:value="0">
            <text:p>0</text:p>
          </table:table-cell>
          <table:table-cell table:style-name="ce85" table:formula="of:=COUNTIF([.N$7:.N$911];[.$K4])" office:value-type="float" office:value="0">
            <text:p>0</text:p>
          </table:table-cell>
          <table:table-cell table:style-name="ce85" table:formula="of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911];[.$K5])" office:value-type="float" office:value="0">
            <text:p>0</text:p>
          </table:table-cell>
          <table:table-cell table:style-name="ce85" table:formula="of:=COUNTIF([.M$7:.M$911];[.$K5])" office:value-type="float" office:value="0">
            <text:p>0</text:p>
          </table:table-cell>
          <table:table-cell table:style-name="ce85" table:formula="of:=COUNTIF([.N$7:.N$911];[.$K5])" office:value-type="float" office:value="0">
            <text:p>0</text:p>
          </table:table-cell>
          <table:table-cell table:style-name="ce85" table:formula="of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TAX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8];6;1)&gt;MID([.F7];6;1);[.C7];[.C7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9];6;1)&gt;MID([.F8];6;1);[.C8];[.C8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0];6;1)&gt;MID([.F9];6;1);[.C9];[.C9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1];6;1)&gt;MID([.F10];6;1);[.C10];[.C10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2];6;1)&gt;MID([.F11];6;1);[.C11];[.C11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3];6;1)&gt;MID([.F12];6;1);[.C12];[.C12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4];6;1)&gt;MID([.F13];6;1);[.C13];[.C13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5];6;1)&gt;MID([.F14];6;1);[.C14];[.C14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6];6;1)&gt;MID([.F15];6;1);[.C15];[.C15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7];6;1)&gt;MID([.F16];6;1);[.C16];[.C16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8];6;1)&gt;MID([.F17];6;1);[.C17];[.C17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9];6;1)&gt;MID([.F18];6;1);[.C18];[.C18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0];6;1)&gt;MID([.F19];6;1);[.C19];[.C19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1];6;1)&gt;MID([.F20];6;1);[.C20];[.C20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2];6;1)&gt;MID([.F21];6;1);[.C21];[.C21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3];6;1)&gt;MID([.F22];6;1);[.C22];[.C22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4];6;1)&gt;MID([.F23];6;1);[.C23];[.C23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5];6;1)&gt;MID([.F24];6;1);[.C24];[.C24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6];6;1)&gt;MID([.F25];6;1);[.C25];[.C25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7];6;1)&gt;MID([.F26];6;1);[.C26];[.C26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8];6;1)&gt;MID([.F27];6;1);[.C27];[.C27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9];6;1)&gt;MID([.F28];6;1);[.C28];[.C28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6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30];6;1)&gt;MID([.F29];6;1);[.C29];[.C29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5">- Go to Sites Administration-&gt; </text:span><text:span text:style-name="T5">Ontologies /Manage taxonomy 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31];6;1)&gt;MID([.F30];6;1);[.C30];[.C30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32];6;1)&gt;MID([.F31];6;1);[.C31];[.C31]+1)" office:value-type="float" office:value="12">
            <text:p>01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5">- Go to Sites Administration-&gt; </text:span><text:span text:style-name="T5">Ontologies /Manage taxonomy 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TAX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4];6;1)&gt;MID([.F33];6;1);[.C33];[.C33]+1)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80" office:value-type="string">
            <text:p>Check the displaying of taxonomy in Sites Explorer/ System drive</text:p>
          </table:table-cell>
          <table:table-cell table:style-name="ce80" office:value-type="string">
            <text:p>Step 2: Check the displaying of taxonomy tree</text:p>
          </table:table-cell>
          <table:table-cell table:style-name="ce8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84" office:value-type="string">
            <text:p>Link of The taxonomy tree and it's child nodes are lis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35];6;1)&gt;MID([.F34];6;1);[.C34];[.C34]+1)" office:value-type="float" office:value="2">
            <text:p>002</text:p>
          </table:table-cell>
          <table:table-cell table:style-name="ce94" office:value-type="string">
            <text:p>DMS\Admin\Ontologies\Manage <text:s/>Taxonomy Tree\Display</text:p>
          </table:table-cell>
          <table:table-cell table:style-name="ce97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6];6;1)&gt;MID([.F35];6;1);[.C35];[.C35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Go to Sites Explorer / Private driver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7];6;1)&gt;MID([.F36];6;1);[.C36];[.C36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84" office:value-type="string">
            <text:p>Add Category form is shown. At Select Category Tab, we can see all taxonomy tre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38];6;1)&gt;MID([.F37];6;1);[.C37];[.C37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9];6;1)&gt;MID([.F38];6;1);[.C38];[.C38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0];6;1)&gt;MID([.F39];6;1);[.C39];[.C39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1];6;1)&gt;MID([.F40];6;1);[.C40];[.C40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2];6;1)&gt;MID([.F41];6;1);[.C41];[.C41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3];6;1)&gt;MID([.F42];6;1);[.C42];[.C42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4];6;1)&gt;MID([.F43];6;1);[.C43];[.C43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5];6;1)&gt;MID([.F44];6;1);[.C44];[.C44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in Sites Explorer while creating document or uploading file</text:p>
          </table:table-cell>
          <table:table-cell table:style-name="ce98" office:value-type="string">
            <text:p>Step 2: Check the displaying of taxonomy in Sites Explorer</text:p>
          </table:table-cell>
          <table:table-cell table:style-name="ce9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6];6;1)&gt;MID([.F45];6;1);[.C45];[.C45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7];6;1)&gt;MID([.F46];6;1);[.C46];[.C46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2: Open form to add new drive</text:p>
          </table:table-cell>
          <table:table-cell table:style-name="ce98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84" office:value-type="string">
            <text:p>A form to add drive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8];6;1)&gt;MID([.F47];6;1);[.C47];[.C47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3: Add new drive with the root path is taxonomy above</text:p>
          </table:table-cell>
          <table:table-cell table:style-name="ce98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9];6;1)&gt;MID([.F48];6;1);[.C48];[.C48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0];6;1)&gt;MID([.F49];6;1);[.C49];[.C49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1];6;1)&gt;MID([.F50];6;1);[.C50];[.C50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2];6;1)&gt;MID([.F51];6;1);[.C51];[.C51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user does not have permission to view while configuration for Content Browser 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3];6;1)&gt;MID([.F52];6;1);[.C52];[.C52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4];6;1)&gt;MID([.F53];6;1);[.C53];[.C53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 in case user does not have permission to view category in tree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5];6;1)&gt;MID([.F54];6;1);[.C54];[.C54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6];6;1)&gt;MID([.F55];6;1);[.C55];[.C55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7];6;1)&gt;MID([.F56];6;1);[.C56];[.C56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8];6;1)&gt;MID([.F57];6;1);[.C57];[.C57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9];6;1)&gt;MID([.F58];6;1);[.C58];[.C58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0];6;1)&gt;MID([.F59];6;1);[.C59];[.C59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The taxonomy is not shown here . User does not have permission can't <text:s/>see this taxonom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61];6;1)&gt;MID([.F60];6;1);[.C60];[.C60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2];6;1)&gt;MID([.F61];6;1);[.C61];[.C61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3];6;1)&gt;MID([.F62];6;1);[.C62];[.C62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User can't see category here <text:s/>which user does not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FNC_ECMS_ADM_TAX_03</text:p>
          </table:table-cell>
          <table:table-cell table:style-name="ce74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category in taxonomy tree when put valid data into name field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5];6;1)&gt;MID([.F64];6;1);[.C64];[.C64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6];6;1)&gt;MID([.F65];6;1);[.C65];[.C65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valid data into 'Taxonomy Name ' field</text:p>
            <text:p>- Click ''Save'' button</text:p>
          </table:table-cell>
          <table:table-cell table:style-name="ce84" office:value-type="string">
            <text:p>A new taxonomy is add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67];6;1)&gt;MID([.F66];6;1);[.C66];[.C66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8];6;1)&gt;MID([.F67];6;1);[.C67];[.C67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9];6;1)&gt;MID([.F68];6;1);[.C68];[.C68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Do not input data into ' Taxonomy Name ' field</text:p>
            <text:p>- Click ''Save'' button</text:p>
          </table:table-cell>
          <table:table-cell table:style-name="ce84" office:value-type="string">
            <text:p>Show message to inform that The field 'Taxonomy Name' is required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0];6;1)&gt;MID([.F69];6;1);[.C69];[.C69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1];6;1)&gt;MID([.F70];6;1);[.C70];[.C70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2];6;1)&gt;MID([.F71];6;1);&quot;&quot;;MAX([.A$7:.A7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2];6;1)&gt;MID([.F71];6;1);[.C71];[.C71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some special characters into ' Taxonomy Name ' field</text:p>
            <text:p>- Click ''Save'' button</text:p>
          </table:table-cell>
          <table:table-cell table:style-name="ce84" office:value-type="string">
            <text:p>Show message to inform that There are some invalid characters in field 'taxonomy name'.Type another <text:s/>value, please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3];6;1)&gt;MID([.F72];6;1);[.C72];[.C72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4];6;1)&gt;MID([.F73];6;1);[.C73];[.C73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5];6;1)&gt;MID([.F74];6;1);[.C74];[.C74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84" office:value-type="string">
            <text:p>Show message to inform that the name already exists 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6];6;1)&gt;MID([.F75];6;1);[.C75];[.C75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80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<text:s/>'Manage Taxonomy tre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7];6;1)&gt;MID([.F76];6;1);[.C76];[.C76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2: Open 'Add taxonomy' <text:s/>pop-up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8];6;1)&gt;MID([.F77];6;1);[.C77];[.C77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more than 30 characters</text:p>
            <text:p>- Click ''Save'' button</text:p>
          </table:table-cell>
          <table:table-cell table:style-name="ce84" office:value-type="string">
            <text:p>Show message alert that the name of taxonomy is too long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9];6;1)&gt;MID([.F78];6;1);[.C78];[.C78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permission for taxonomy to user</text:p>
          </table:table-cell>
          <table:table-cell table:style-name="ce102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A new taxonomy tree and its sub nodes are created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0];6;1)&gt;MID([.F79];6;1);[.C79];[.C79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a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1];6;1)&gt;MID([.F80];6;1);[.C80];[.C80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2];6;1)&gt;MID([.F81];6;1);&quot;&quot;;MAX([.A$7:.A8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2];6;1)&gt;MID([.F81];6;1);[.C81];[.C81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4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3];6;1)&gt;MID([.F82];6;1);[.C82];[.C82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84];6;1)&gt;MID([.F83];6;1);[.C83];[.C83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5];6;1)&gt;MID([.F84];6;1);[.C84];[.C84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6];6;1)&gt;MID([.F85];6;1);[.C85];[.C85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7];6;1)&gt;MID([.F86];6;1);[.C86];[.C86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name of group you want to search in 'Group' field</text:p>
            <text:p>- Press enter</text:p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8];6;1)&gt;MID([.F87];6;1);[.C87];[.C87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9];6;1)&gt;MID([.F88];6;1);[.C88];[.C88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90];6;1)&gt;MID([.F89];6;1);[.C89];[.C89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1];6;1)&gt;MID([.F90];6;1);[.C90];[.C90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2];6;1)&gt;MID([.F91];6;1);[.C91];[.C91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3];6;1)&gt;MID([.F92];6;1);[.C92];[.C92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Browsing group by click on 'Search' icon</text:p>
            <text:p>- Select one of these groups</text:p>
            <text:p/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4];6;1)&gt;MID([.F93];6;1);[.C93];[.C93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5];6;1)&gt;MID([.F94];6;1);[.C94];[.C94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96];6;1)&gt;MID([.F95];6;1);[.C95];[.C95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7];6;1)&gt;MID([.F96];6;1);[.C96];[.C96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8];6;1)&gt;MID([.F97];6;1);[.C97];[.C97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9];6;1)&gt;MID([.F98];6;1);[.C98];[.C98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wrong name of group <text:s/>in 'Group' field</text:p>
            <text:p>- Press enter</text:p>
          </table:table-cell>
          <table:table-cell table:style-name="ce103" office:value-type="string">
            <text:p>No user is <text:s/>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0];6;1)&gt;MID([.F99];6;1);[.C99];[.C99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1];6;1)&gt;MID([.F100];6;1);[.C100];[.C100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2];6;1)&gt;MID([.F101];6;1);[.C101];[.C101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3];6;1)&gt;MID([.F102];6;1);[.C102];[.C102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Do not put the name of group <text:s/>in 'Group' field</text:p>
            <text:p>- Press enter</text:p>
          </table:table-cell>
          <table:table-cell table:style-name="ce103" office:value-type="string">
            <text:p>All users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4];6;1)&gt;MID([.F103];6;1);[.C103];[.C103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5];6;1)&gt;MID([.F104];6;1);[.C104];[.C104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6];6;1)&gt;MID([.F105];6;1);[.C105];[.C105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7];6;1)&gt;MID([.F106];6;1);[.C106];[.C106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User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8];6;1)&gt;MID([.F107];6;1);[.C107];[.C107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9];6;1)&gt;MID([.F108];6;1);[.C108];[.C108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0];6;1)&gt;MID([.F109];6;1);[.C109];[.C109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1];6;1)&gt;MID([.F110];6;1);[.C110];[.C110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2];6;1)&gt;MID([.F111];6;1);[.C111];[.C111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Fir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3];6;1)&gt;MID([.F112];6;1);[.C112];[.C112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14];6;1)&gt;MID([.F113];6;1);[.C113];[.C113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5];6;1)&gt;MID([.F114];6;1);[.C114];[.C114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6];6;1)&gt;MID([.F115];6;1);[.C115];[.C115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7];6;1)&gt;MID([.F116];6;1);&quot;&quot;;MAX([.A$7:.A11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7];6;1)&gt;MID([.F116];6;1);[.C116];[.C116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La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8];6;1)&gt;MID([.F117];6;1);[.C117];[.C117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19];6;1)&gt;MID([.F118];6;1);[.C118];[.C118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0];6;1)&gt;MID([.F119];6;1);&quot;&quot;;MAX([.A$7:.A11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0];6;1)&gt;MID([.F119];6;1);[.C119];[.C119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1];6;1)&gt;MID([.F120];6;1);[.C120];[.C120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2];6;1)&gt;MID([.F121];6;1);[.C121];[.C121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Email' in select-box</text:p>
            <text:p>- Put the email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3];6;1)&gt;MID([.F122];6;1);&quot;&quot;;MAX([.A$7:.A12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3];6;1)&gt;MID([.F122];6;1);[.C122];[.C122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24];6;1)&gt;MID([.F123];6;1);[.C123];[.C123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5];6;1)&gt;MID([.F124];6;1);[.C124];[.C124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6];6;1)&gt;MID([.F125];6;1);[.C125];[.C125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7];6;1)&gt;MID([.F126];6;1);&quot;&quot;;MAX([.A$7:.A12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7];6;1)&gt;MID([.F126];6;1);[.C126];[.C126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Put the information of user</text:p>
            <text:p>- Click 'Search' icon</text:p>
          </table:table-cell>
          <table:table-cell table:style-name="ce103" office:value-type="string">
            <text:p>No 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28];6;1)&gt;MID([.F127];6;1);[.C127];[.C127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29];6;1)&gt;MID([.F128];6;1);&quot;&quot;;MAX([.A$7:.A12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9];6;1)&gt;MID([.F128];6;1);[.C128];[.C128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0];6;1)&gt;MID([.F129];6;1);[.C129];[.C129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1];6;1)&gt;MID([.F130];6;1);[.C130];[.C130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of this group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2];6;1)&gt;MID([.F131];6;1);&quot;&quot;;MAX([.A$7:.A13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2];6;1)&gt;MID([.F131];6;1);[.C131];[.C131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that node</text:p>
            <text:p>- Click Save button</text:p>
          </table:table-cell>
          <table:table-cell table:style-name="ce103" office:value-type="string">
            <text:p>Taxonomy is added permission. All the users with added membership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33];6;1)&gt;MID([.F132];6;1);[.C132];[.C132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4];6;1)&gt;MID([.F133];6;1);&quot;&quot;;MAX([.A$7:.A13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4];6;1)&gt;MID([.F133];6;1);[.C133];[.C133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5];6;1)&gt;MID([.F134];6;1);&quot;&quot;;MAX([.A$7:.A13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5];6;1)&gt;MID([.F134];6;1);[.C134];[.C134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6];6;1)&gt;MID([.F135];6;1);&quot;&quot;;MAX([.A$7:.A13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6];6;1)&gt;MID([.F135];6;1);[.C135];[.C135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is *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7];6;1)&gt;MID([.F136];6;1);&quot;&quot;;MAX([.A$7:.A13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7];6;1)&gt;MID([.F136];6;1);[.C136];[.C136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</text:p>
            <text:p>- Click Save button</text:p>
          </table:table-cell>
          <table:table-cell table:style-name="ce103" office:value-type="string">
            <text:p>Taxonomy is added permission. All the users in the group at step 5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38];6;1)&gt;MID([.F137];6;1);[.C137];[.C137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9];6;1)&gt;MID([.F138];6;1);&quot;&quot;;MAX([.A$7:.A13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9];6;1)&gt;MID([.F138];6;1);[.C138];[.C138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0];6;1)&gt;MID([.F139];6;1);&quot;&quot;;MAX([.A$7:.A13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0];6;1)&gt;MID([.F139];6;1);[.C139];[.C139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3: Add permission for users</text:p>
          </table:table-cell>
          <table:table-cell table:style-name="ce104" office:value-type="string">
            <text:p>Select icon of group <text:s/>in 'Add a permission to that node form' </text:p>
          </table:table-cell>
          <table:table-cell table:style-name="ce103" office:value-type="string">
            <text:p>Users are automatically added 'Read'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1];6;1)&gt;MID([.F140];6;1);&quot;&quot;;MAX([.A$7:.A14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1];6;1)&gt;MID([.F140];6;1);[.C140];[.C140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4: Select permission for users</text:p>
          </table:table-cell>
          <table:table-cell table:style-name="ce103" office:value-type="string">
            <text:p>- Select the right for users </text:p>
            <text:p>- Click Save button</text:p>
          </table:table-cell>
          <table:table-cell table:style-name="ce103" office:value-type="string">
            <text:p>Taxonomy is added permission. Everybody can see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2];6;1)&gt;MID([.F141];6;1);[.C141];[.C141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3];6;1)&gt;MID([.F142];6;1);&quot;&quot;;MAX([.A$7:.A14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3];6;1)&gt;MID([.F142];6;1);[.C142];[.C142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63" table:formula="of:=IF(MID([.F144];6;1)&gt;MID([.F143];6;1);&quot;&quot;;MAX([.A$7:.A14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4];6;1)&gt;MID([.F143];6;1);[.C143];[.C143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click </text:span><text:span text:style-name="T6">'Edit' icon corresponding with the </text:span><text:span text:style-name="T6">permission of user/group you want to </text:span><text:span text:style-name="T6">edit</text:span></text:p>
            <text:p><text:span text:style-name="T6">- Select the right for user/group</text:span></text:p>
            <text:p><text:span text:style-name="T6">- Click Save button</text:span></text:p>
          </table:table-cell>
          <table:table-cell table:style-name="ce103" office:value-type="string">
            <text:p>Permission of taxonomy to user/group is edi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5];6;1)&gt;MID([.F144];6;1);[.C144];[.C144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6];6;1)&gt;MID([.F145];6;1);&quot;&quot;;MAX([.A$7:.A14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6];6;1)&gt;MID([.F145];6;1);[.C145];[.C145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7];6;1)&gt;MID([.F146];6;1);&quot;&quot;;MAX([.A$7:.A14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7];6;1)&gt;MID([.F146];6;1);[.C146];[.C146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click </text:span><text:span text:style-name="T6">'Edit' icon corresponding with the </text:span><text:span text:style-name="T6">permission of system</text:span></text:p>
          </table:table-cell>
          <table:table-cell table:style-name="ce103" office:value-type="string">
            <text:p>You can not edit permission of system with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8];6;1)&gt;MID([.F147];6;1);[.C147];[.C147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9];6;1)&gt;MID([.F148];6;1);&quot;&quot;;MAX([.A$7:.A14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9];6;1)&gt;MID([.F148];6;1);[.C148];[.C148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0];6;1)&gt;MID([.F149];6;1);&quot;&quot;;MAX([.A$7:.A14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0];6;1)&gt;MID([.F149];6;1);[.C149];[.C149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click </text:span><text:span text:style-name="T6">'Delete' icon corresponding with </text:span><text:span text:style-name="T6">taxonomy you want to edit</text:span></text:p>
          </table:table-cell>
          <table:table-cell table:style-name="ce103" office:value-type="string">
            <text:p>Permission of taxonomy to user/group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51];6;1)&gt;MID([.F150];6;1);[.C150];[.C150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80" office:value-type="string">
            <text:p>Step 1: Create a taxonomy</text:p>
          </table:table-cell>
          <table:table-cell table:style-name="ce80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2];6;1)&gt;MID([.F151];6;1);&quot;&quot;;MAX([.A$7:.A15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2];6;1)&gt;MID([.F151];6;1);[.C151];[.C151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3];6;1)&gt;MID([.F152];6;1);&quot;&quot;;MAX([.A$7:.A15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3];6;1)&gt;MID([.F152];6;1);[.C152];[.C152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Go to Child node</text:span></text:p>
            <text:p><text:span text:style-name="T6">- Click 'Permission Management' icon </text:span></text:p>
            <text:p><text:span text:style-name="T6">- In 'Permission Management' form, click </text:span><text:span text:style-name="T6">'Delete' icon corresponding with system</text:span></text:p>
          </table:table-cell>
          <table:table-cell table:style-name="ce103" office:value-type="string">
            <text:p>Show message alert that you don't can not delete permission of the owner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54];6;1)&gt;MID([.F153];6;1);[.C153];[.C153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55];6;1)&gt;MID([.F154];6;1);&quot;&quot;;MAX([.A$7:.A15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5];6;1)&gt;MID([.F154];6;1);[.C154];[.C154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6];6;1)&gt;MID([.F155];6;1);&quot;&quot;;MAX([.A$7:.A15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6];6;1)&gt;MID([.F155];6;1);[.C155];[.C155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click </text:span><text:span text:style-name="T6">'Delete' icon corresponding with </text:span><text:span text:style-name="T6">taxonomy you want to edit</text:span></text:p>
          </table:table-cell>
          <table:table-cell table:style-name="ce103" office:value-type="string">
            <text:p>Show message alert that you don't can not delete permission of this user/group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FNC_ECMS_ADM_TAX_04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58];6;1)&gt;MID([.F157];6;1);&quot;&quot;;MAX([.A$7:.A15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58];6;1)&gt;MID([.F157];6;1);[.C157];[.C157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59];6;1)&gt;MID([.F158];6;1);&quot;&quot;;MAX([.A$7:.A15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59];6;1)&gt;MID([.F158];6;1);[.C158];[.C158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3: Paste a copi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0];6;1)&gt;MID([.F159];6;1);[.C159];[.C159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1];6;1)&gt;MID([.F160];6;1);&quot;&quot;;MAX([.A$7:.A16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1];6;1)&gt;MID([.F160];6;1);[.C160];[.C160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2];6;1)&gt;MID([.F161];6;1);&quot;&quot;;MAX([.A$7:.A16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2];6;1)&gt;MID([.F161];6;1);[.C161];[.C161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Parent taxonomy is pasted into it child node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3];6;1)&gt;MID([.F162];6;1);[.C162];[.C162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4];6;1)&gt;MID([.F163];6;1);&quot;&quot;;MAX([.A$7:.A16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4];6;1)&gt;MID([.F163];6;1);[.C163];[.C163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5];6;1)&gt;MID([.F164];6;1);&quot;&quot;;MAX([.A$7:.A16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5];6;1)&gt;MID([.F164];6;1);[.C164];[.C164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3: Paste copied 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Taxonomy is pasted into itself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6];6;1)&gt;MID([.F165];6;1);[.C165];[.C165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7];6;1)&gt;MID([.F166];6;1);&quot;&quot;;MAX([.A$7:.A16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7];6;1)&gt;MID([.F166];6;1);[.C166];[.C166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8];6;1)&gt;MID([.F167];6;1);&quot;&quot;;MAX([.A$7:.A16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8];6;1)&gt;MID([.F167];6;1);[.C167];[.C167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69];6;1)&gt;MID([.F168];6;1);&quot;&quot;;MAX([.A$7:.A16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9];6;1)&gt;MID([.F168];6;1);[.C168];[.C168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0];6;1)&gt;MID([.F169];6;1);[.C169];[.C169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1];6;1)&gt;MID([.F170];6;1);&quot;&quot;;MAX([.A$7:.A17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1];6;1)&gt;MID([.F170];6;1);[.C170];[.C170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2];6;1)&gt;MID([.F171];6;1);&quot;&quot;;MAX([.A$7:.A17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2];6;1)&gt;MID([.F171];6;1);[.C171];[.C171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3: Paste a cut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3];6;1)&gt;MID([.F172];6;1);[.C172];[.C172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4];6;1)&gt;MID([.F173];6;1);&quot;&quot;;MAX([.A$7:.A17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4];6;1)&gt;MID([.F173];6;1);[.C173];[.C173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5];6;1)&gt;MID([.F174];6;1);&quot;&quot;;MAX([.A$7:.A17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5];6;1)&gt;MID([.F174];6;1);[.C174];[.C174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6];6;1)&gt;MID([.F175];6;1);[.C175];[.C175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7];6;1)&gt;MID([.F176];6;1);&quot;&quot;;MAX([.A$7:.A17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7];6;1)&gt;MID([.F176];6;1);[.C176];[.C176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63" table:formula="of:=IF(MID([.F178];6;1)&gt;MID([.F177];6;1);&quot;&quot;;MAX([.A$7:.A17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8];6;1)&gt;MID([.F177];6;1);[.C177];[.C177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3: Paste cut <text:s/>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Show message “You can not paste here. May be the taxonomy node [the path of this <text:s/>taxonomy] is cutting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9];6;1)&gt;MID([.F178];6;1);[.C178];[.C178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0];6;1)&gt;MID([.F179];6;1);&quot;&quot;;MAX([.A$7:.A179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0];6;1)&gt;MID([.F179];6;1);[.C179];[.C179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1];6;1)&gt;MID([.F180];6;1);&quot;&quot;;MAX([.A$7:.A18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1];6;1)&gt;MID([.F180];6;1);[.C180];[.C180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2];6;1)&gt;MID([.F181];6;1);&quot;&quot;;MAX([.A$7:.A18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2];6;1)&gt;MID([.F181];6;1);[.C181];[.C181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83];6;1)&gt;MID([.F182];6;1);[.C182];[.C182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4];6;1)&gt;MID([.F183];6;1);&quot;&quot;;MAX([.A$7:.A18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4];6;1)&gt;MID([.F183];6;1);[.C183];[.C183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Delete taxonomy</text:p>
          </table:table-cell>
          <table:table-cell table:style-name="ce80" office:value-type="string">
            <text:p>Step 2: Delete taxonomy</text:p>
          </table:table-cell>
          <table:table-cell table:style-name="ce80" office:value-type="string">
            <text:p>- Select a taxonomy</text:p>
            <text:p>- Click 'Delete' icon</text:p>
            <text:p>- Click OK on confirm message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85];6;1)&gt;MID([.F184];6;1);[.C184];[.C184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6];6;1)&gt;MID([.F185];6;1);&quot;&quot;;MAX([.A$7:.A185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6];6;1)&gt;MID([.F185];6;1);[.C185];[.C185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2: Add category for document</text:p>
          </table:table-cell>
          <table:table-cell table:style-name="ce80" office:value-type="string">
            <text:p>Add category for document</text:p>
          </table:table-cell>
          <table:table-cell table:style-name="ce84" office:value-type="string">
            <text:p>Document is added categor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7];6;1)&gt;MID([.F186];6;1);&quot;&quot;;MAX([.A$7:.A18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7];6;1)&gt;MID([.F186];6;1);[.C186];[.C186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84" office:value-type="string">
            <text:p>Show message “Can not delete this taxonomy node because it is current the target of a REFERENCE property 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 table:number-rows-repeated="19">
          <table:table-cell/>
          <table:table-cell table:style-name="Default"/>
          <table:table-cell table:number-columns-repeated="1022"/>
        </table:table-row>
        <table:table-row table:style-name="ro19" table:number-rows-repeated="65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6];[.$K1])" office:value-type="float" office:value="0">
            <text:p>0</text:p>
          </table:table-cell>
          <table:table-cell table:style-name="ce85" table:formula="of:=COUNTIF([.M$7:.M$846];[.$K1])" office:value-type="float" office:value="0">
            <text:p>0</text:p>
          </table:table-cell>
          <table:table-cell table:style-name="ce85" table:formula="of:=COUNTIF([.N$7:.N$846];[.$K1])" office:value-type="float" office:value="0">
            <text:p>0</text:p>
          </table:table-cell>
          <table:table-cell table:style-name="ce85" table:formula="of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6];[.$K2])" office:value-type="float" office:value="0">
            <text:p>0</text:p>
          </table:table-cell>
          <table:table-cell table:style-name="ce85" table:formula="of:=COUNTIF([.M$7:.M$846];[.$K2])" office:value-type="float" office:value="0">
            <text:p>0</text:p>
          </table:table-cell>
          <table:table-cell table:style-name="ce85" table:formula="of:=COUNTIF([.N$7:.N$846];[.$K2])" office:value-type="float" office:value="0">
            <text:p>0</text:p>
          </table:table-cell>
          <table:table-cell table:style-name="ce85" table:formula="of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6];[.$K3])" office:value-type="float" office:value="0">
            <text:p>0</text:p>
          </table:table-cell>
          <table:table-cell table:style-name="ce85" table:formula="of:=COUNTIF([.M$7:.M$846];[.$K3])" office:value-type="float" office:value="0">
            <text:p>0</text:p>
          </table:table-cell>
          <table:table-cell table:style-name="ce85" table:formula="of:=COUNTIF([.N$7:.N$846];[.$K3])" office:value-type="float" office:value="0">
            <text:p>0</text:p>
          </table:table-cell>
          <table:table-cell table:style-name="ce85" table:formula="of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32])" office:value-type="float" office:value="23" table:number-columns-spanned="3" table:number-rows-spanned="1">
            <text:p>2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6];[.$K4])" office:value-type="float" office:value="0">
            <text:p>0</text:p>
          </table:table-cell>
          <table:table-cell table:style-name="ce85" table:formula="of:=COUNTIF([.M$7:.M$846];[.$K4])" office:value-type="float" office:value="0">
            <text:p>0</text:p>
          </table:table-cell>
          <table:table-cell table:style-name="ce85" table:formula="of:=COUNTIF([.N$7:.N$846];[.$K4])" office:value-type="float" office:value="0">
            <text:p>0</text:p>
          </table:table-cell>
          <table:table-cell table:style-name="ce85" table:formula="of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6];[.$K5])" office:value-type="float" office:value="0">
            <text:p>0</text:p>
          </table:table-cell>
          <table:table-cell table:style-name="ce85" table:formula="of:=COUNTIF([.M$7:.M$846];[.$K5])" office:value-type="float" office:value="0">
            <text:p>0</text:p>
          </table:table-cell>
          <table:table-cell table:style-name="ce85" table:formula="of:=COUNTIF([.N$7:.N$846];[.$K5])" office:value-type="float" office:value="0">
            <text:p>0</text:p>
          </table:table-cell>
          <table:table-cell table:style-name="ce85" table:formula="of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2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5: Put data in 'View' tab</text:p>
          </table:table-cell>
          <table:table-cell table:style-name="ce80" office:value-type="string">
            <text:p>Put data in 'View' tab</text:p>
          </table:table-cell>
          <table:table-cell table:style-name="ce84" office:value-type="string">
            <text:p><text:s/>View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6: Complete add new template</text:p>
          </table:table-cell>
          <table:table-cell table:style-name="ce80" office:value-type="string">
            <text:p>Click Save button</text:p>
          </table:table-cell>
          <table:table-cell table:style-name="ce84" office:value-type="string">
            <text:p><text:s/>A new template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84" office:value-type="string">
            <text:p>Show message “ The field 'Label' is required. Please enter your value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22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84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4: Do not put data in 'Dialog' tab</text:p>
          </table:table-cell>
          <table:table-cell table:style-name="ce80" office:value-type="string">
            <text:p>- Do not put data in 'Dialog' tab</text:p>
            <text:p>- Click Save button</text:p>
          </table:table-cell>
          <table:table-cell table:style-name="ce84" office:value-type="string">
            <text:p>Show message “ Type value into field 'Dialog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5: Do not put data in 'View' tab</text:p>
          </table:table-cell>
          <table:table-cell table:style-name="ce80" office:value-type="string">
            <text:p>- Do not put data in 'View' tab</text:p>
            <text:p>- Click Save button</text:p>
          </table:table-cell>
          <table:table-cell table:style-name="ce84" office:value-type="string">
            <text:p>Show message “ Type value into field 'View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3: Edit label</text:p>
          </table:table-cell>
          <table:table-cell table:style-name="ce94" office:value-type="string">
            <text:p>Put new value for label</text:p>
          </table:table-cell>
          <table:table-cell table:style-name="ce94" office:value-type="string">
            <text:p>The label of template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3: Edit existing dialog of template</text:p>
          </table:table-cell>
          <table:table-cell table:style-name="ce9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Dialog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FNC_ECMS_ADM_TEM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0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8];6;1)&gt;MID([.F57];6;1);&quot;&quot;;MAX([.A$7:.A5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0];6;1)&gt;MID([.F59];6;1);&quot;&quot;;MAX([.A$7:.A59])+1)" office:value-type="float" office:value="15">
            <text:p>015</text:p>
          </table:table-cell>
          <table:table-cell table:style-name="ce108" office:value-type="string">
            <text:p>FNC_ECMS_ADM_TEM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2];6;1)&gt;MID([.F61];6;1);&quot;&quot;;MAX([.A$7:.A6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3: Edit existing view of template</text:p>
          </table:table-cell>
          <table:table-cell table:style-name="ce9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3];6;1)&gt;MID([.F62];6;1);&quot;&quot;;MAX([.A$7:.A62])+1)" office:value-type="float" office:value="16">
            <text:p>016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5];6;1)&gt;MID([.F64];6;1);&quot;&quot;;MAX([.A$7:.A6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6];6;1)&gt;MID([.F65];6;1);&quot;&quot;;MAX([.A$7:.A6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7];6;1)&gt;MID([.F66];6;1);&quot;&quot;;MAX([.A$7:.A66])+1)" office:value-type="float" office:value="17">
            <text:p>017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8];6;1)&gt;MID([.F67];6;1);&quot;&quot;;MAX([.A$7:.A6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0];6;1)&gt;MID([.F69];6;1);&quot;&quot;;MAX([.A$7:.A6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 office:value-type="float" office:value="18">
            <text:p>018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2];6;1)&gt;MID([.F71];6;1);&quot;&quot;;MAX([.A$7:.A7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3];6;1)&gt;MID([.F72];6;1);&quot;&quot;;MAX([.A$7:.A72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4];6;1)&gt;MID([.F73];6;1);&quot;&quot;;MAX([.A$7:.A7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5];6;1)&gt;MID([.F74];6;1);&quot;&quot;;MAX([.A$7:.A74])+1)" office:value-type="float" office:value="19">
            <text:p>019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8];6;1)&gt;MID([.F77];6;1);&quot;&quot;;MAX([.A$7:.A7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9];6;1)&gt;MID([.F78];6;1);&quot;&quot;;MAX([.A$7:.A78])+1)" office:value-type="float" office:value="20">
            <text:p>020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82];6;1)&gt;MID([.F81];6;1);&quot;&quot;;MAX([.A$7:.A8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3];6;1)&gt;MID([.F82];6;1);&quot;&quot;;MAX([.A$7:.A82])+1)" office:value-type="float" office:value="21">
            <text:p>021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4];6;1)&gt;MID([.F83];6;1);&quot;&quot;;MAX([.A$7:.A8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5];6;1)&gt;MID([.F84];6;1);&quot;&quot;;MAX([.A$7:.A8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 office:value-type="float" office:value="22">
            <text:p>022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7];6;1)&gt;MID([.F86];6;1);&quot;&quot;;MAX([.A$7:.A8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8];6;1)&gt;MID([.F87];6;1);&quot;&quot;;MAX([.A$7:.A8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 office:value-type="float" office:value="23">
            <text:p>023</text:p>
          </table:table-cell>
          <table:table-cell table:style-name="ce78" office:value-type="string">
            <text:p>FNC_ECMS_ADM_TEM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0];6;1)&gt;MID([.F89];6;1);&quot;&quot;;MAX([.A$7:.A8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 table:number-rows-repeated="309">
          <table:table-cell table:number-columns-repeated="22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Metadatas\View</text:p>
          </table:table-cell>
          <table:table-cell table:style-name="ce101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8" office:value-type="string">
            <text:p>DMS\Admin\Content_Presentation\Manage Metadatas\Delete</text:p>
          </table:table-cell>
          <table:table-cell table:style-name="ce101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 table:number-rows-repeated="278">
          <table:table-cell table:number-columns-repeated="224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69];[.$K1])" office:value-type="float" office:value="0">
            <text:p>0</text:p>
          </table:table-cell>
          <table:table-cell table:style-name="ce85" table:formula="of:=COUNTIF([.M$7:.M$869];[.$K1])" office:value-type="float" office:value="0">
            <text:p>0</text:p>
          </table:table-cell>
          <table:table-cell table:style-name="ce85" table:formula="of:=COUNTIF([.N$7:.N$869];[.$K1])" office:value-type="float" office:value="0">
            <text:p>0</text:p>
          </table:table-cell>
          <table:table-cell table:style-name="ce85" table:formula="of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69];[.$K2])" office:value-type="float" office:value="0">
            <text:p>0</text:p>
          </table:table-cell>
          <table:table-cell table:style-name="ce85" table:formula="of:=COUNTIF([.M$7:.M$869];[.$K2])" office:value-type="float" office:value="0">
            <text:p>0</text:p>
          </table:table-cell>
          <table:table-cell table:style-name="ce85" table:formula="of:=COUNTIF([.N$7:.N$869];[.$K2])" office:value-type="float" office:value="0">
            <text:p>0</text:p>
          </table:table-cell>
          <table:table-cell table:style-name="ce85" table:formula="of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69];[.$K3])" office:value-type="float" office:value="0">
            <text:p>0</text:p>
          </table:table-cell>
          <table:table-cell table:style-name="ce85" table:formula="of:=COUNTIF([.M$7:.M$869];[.$K3])" office:value-type="float" office:value="0">
            <text:p>0</text:p>
          </table:table-cell>
          <table:table-cell table:style-name="ce85" table:formula="of:=COUNTIF([.N$7:.N$869];[.$K3])" office:value-type="float" office:value="0">
            <text:p>0</text:p>
          </table:table-cell>
          <table:table-cell table:style-name="ce85" table:formula="of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55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69];[.$K4])" office:value-type="float" office:value="0">
            <text:p>0</text:p>
          </table:table-cell>
          <table:table-cell table:style-name="ce85" table:formula="of:=COUNTIF([.M$7:.M$869];[.$K4])" office:value-type="float" office:value="0">
            <text:p>0</text:p>
          </table:table-cell>
          <table:table-cell table:style-name="ce85" table:formula="of:=COUNTIF([.N$7:.N$869];[.$K4])" office:value-type="float" office:value="0">
            <text:p>0</text:p>
          </table:table-cell>
          <table:table-cell table:style-name="ce85" table:formula="of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69];[.$K5])" office:value-type="float" office:value="0">
            <text:p>0</text:p>
          </table:table-cell>
          <table:table-cell table:style-name="ce85" table:formula="of:=COUNTIF([.M$7:.M$869];[.$K5])" office:value-type="float" office:value="0">
            <text:p>0</text:p>
          </table:table-cell>
          <table:table-cell table:style-name="ce85" table:formula="of:=COUNTIF([.N$7:.N$869];[.$K5])" office:value-type="float" office:value="0">
            <text:p>0</text:p>
          </table:table-cell>
          <table:table-cell table:style-name="ce85" table:formula="of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<text:s/>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 view when it has not been using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View is deleted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n using view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Show message “Cannot delete [name of view] : View currently in use “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FNC_ECMS_ADM_VIE_03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79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4];6;1)&gt;MID([.F103];6;1);&quot;&quot;;MAX([.A$7:.A10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 table:number-rows-repeated="310">
          <table:table-cell table:number-columns-repeated="224"/>
        </table:table-row>
        <table:table-row table:style-name="ro1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11];[.$K1])" office:value-type="float" office:value="0">
            <text:p>0</text:p>
          </table:table-cell>
          <table:table-cell table:style-name="ce85" table:formula="of:=COUNTIF([.M$7:.M$811];[.$K1])" office:value-type="float" office:value="0">
            <text:p>0</text:p>
          </table:table-cell>
          <table:table-cell table:style-name="ce85" table:formula="of:=COUNTIF([.N$7:.N$811];[.$K1])" office:value-type="float" office:value="0">
            <text:p>0</text:p>
          </table:table-cell>
          <table:table-cell table:style-name="ce85" table:formula="of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11];[.$K2])" office:value-type="float" office:value="0">
            <text:p>0</text:p>
          </table:table-cell>
          <table:table-cell table:style-name="ce85" table:formula="of:=COUNTIF([.M$7:.M$811];[.$K2])" office:value-type="float" office:value="0">
            <text:p>0</text:p>
          </table:table-cell>
          <table:table-cell table:style-name="ce85" table:formula="of:=COUNTIF([.N$7:.N$811];[.$K2])" office:value-type="float" office:value="0">
            <text:p>0</text:p>
          </table:table-cell>
          <table:table-cell table:style-name="ce85" table:formula="of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11];[.$K3])" office:value-type="float" office:value="0">
            <text:p>0</text:p>
          </table:table-cell>
          <table:table-cell table:style-name="ce85" table:formula="of:=COUNTIF([.M$7:.M$811];[.$K3])" office:value-type="float" office:value="0">
            <text:p>0</text:p>
          </table:table-cell>
          <table:table-cell table:style-name="ce85" table:formula="of:=COUNTIF([.N$7:.N$811];[.$K3])" office:value-type="float" office:value="0">
            <text:p>0</text:p>
          </table:table-cell>
          <table:table-cell table:style-name="ce85" table:formula="of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97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11];[.$K4])" office:value-type="float" office:value="0">
            <text:p>0</text:p>
          </table:table-cell>
          <table:table-cell table:style-name="ce85" table:formula="of:=COUNTIF([.M$7:.M$811];[.$K4])" office:value-type="float" office:value="0">
            <text:p>0</text:p>
          </table:table-cell>
          <table:table-cell table:style-name="ce85" table:formula="of:=COUNTIF([.N$7:.N$811];[.$K4])" office:value-type="float" office:value="0">
            <text:p>0</text:p>
          </table:table-cell>
          <table:table-cell table:style-name="ce85" table:formula="of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11];[.$K5])" office:value-type="float" office:value="0">
            <text:p>0</text:p>
          </table:table-cell>
          <table:table-cell table:style-name="ce85" table:formula="of:=COUNTIF([.M$7:.M$811];[.$K5])" office:value-type="float" office:value="0">
            <text:p>0</text:p>
          </table:table-cell>
          <table:table-cell table:style-name="ce85" table:formula="of:=COUNTIF([.N$7:.N$811];[.$K5])" office:value-type="float" office:value="0">
            <text:p>0</text:p>
          </table:table-cell>
          <table:table-cell table:style-name="ce85" table:formula="of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001</text:p>
          </table:table-cell>
          <table:table-cell table:style-name="ce113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NCtion of this drive are listed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98" office:value-type="string">
            <text:p>Step 1: Open Manage Drive form</text:p>
          </table:table-cell>
          <table:table-cell table:style-name="ce9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119" office:value-type="string">
            <text:p>Step 2: Delete drive</text:p>
          </table:table-cell>
          <table:table-cell table:style-name="ce119" office:value-type="string">
            <text:p>- Click 'Delete' icon on a drive you want to delete</text:p>
            <text:p>- Click OK on confirm message form</text:p>
          </table:table-cell>
          <table:table-cell table:style-name="ce119" office:value-type="string">
            <text:p>Drive is deleted</text:p>
          </table:table-cell>
          <table:table-cell table:style-name="ce84" office:value-type="string">
            <text:p>High</text:p>
          </table:table-cell>
          <table:table-cell table:style-name="ce119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8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 table:number-rows-repeated="310">
          <table:table-cell table:number-columns-repeated="224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8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4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2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 table:number-rows-repeated="406">
          <table:table-cell table:number-columns-repeated="23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">
            <text:p>00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3">
            <text:p>00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4">
            <text:p>00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5">
            <text:p>00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6">
            <text:p>006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7">
            <text:p>007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8">
            <text:p>008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9">
            <text:p>009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0">
            <text:p>01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1">
            <text:p>011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2">
            <text:p>01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3">
            <text:p>01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4">
            <text:p>01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15">
            <text:p>01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6">
            <text:p>016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7">
            <text:p>017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8">
            <text:p>018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9">
            <text:p>019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0">
            <text:p>02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1">
            <text:p>021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2">
            <text:p>02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3">
            <text:p>02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4">
            <text:p>02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5">
            <text:p>02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6">
            <text:p>026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7">
            <text:p>027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8">
            <text:p>028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9">
            <text:p>029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1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 table:number-rows-repeated="437">
          <table:table-cell table:number-columns-repeated="234"/>
        </table:table-row>
        <table:table-row table:style-name="ro11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4];[.$K1])" office:value-type="float" office:value="0">
            <text:p>0</text:p>
          </table:table-cell>
          <table:table-cell table:style-name="ce85" table:formula="of:=COUNTIF([.M$7:.M$894];[.$K1])" office:value-type="float" office:value="0">
            <text:p>0</text:p>
          </table:table-cell>
          <table:table-cell table:style-name="ce85" table:formula="of:=COUNTIF([.N$7:.N$894];[.$K1])" office:value-type="float" office:value="0">
            <text:p>0</text:p>
          </table:table-cell>
          <table:table-cell table:style-name="ce85" table:formula="of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4];[.$K2])" office:value-type="float" office:value="0">
            <text:p>0</text:p>
          </table:table-cell>
          <table:table-cell table:style-name="ce85" table:formula="of:=COUNTIF([.M$7:.M$894];[.$K2])" office:value-type="float" office:value="0">
            <text:p>0</text:p>
          </table:table-cell>
          <table:table-cell table:style-name="ce85" table:formula="of:=COUNTIF([.N$7:.N$894];[.$K2])" office:value-type="float" office:value="0">
            <text:p>0</text:p>
          </table:table-cell>
          <table:table-cell table:style-name="ce85" table:formula="of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4];[.$K3])" office:value-type="float" office:value="0">
            <text:p>0</text:p>
          </table:table-cell>
          <table:table-cell table:style-name="ce85" table:formula="of:=COUNTIF([.M$7:.M$894];[.$K3])" office:value-type="float" office:value="0">
            <text:p>0</text:p>
          </table:table-cell>
          <table:table-cell table:style-name="ce85" table:formula="of:=COUNTIF([.N$7:.N$894];[.$K3])" office:value-type="float" office:value="0">
            <text:p>0</text:p>
          </table:table-cell>
          <table:table-cell table:style-name="ce85" table:formula="of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880])" office:value-type="float" office:value="14" table:number-columns-spanned="3" table:number-rows-spanned="1">
            <text:p>14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4];[.$K4])" office:value-type="float" office:value="0">
            <text:p>0</text:p>
          </table:table-cell>
          <table:table-cell table:style-name="ce85" table:formula="of:=COUNTIF([.M$7:.M$894];[.$K4])" office:value-type="float" office:value="0">
            <text:p>0</text:p>
          </table:table-cell>
          <table:table-cell table:style-name="ce85" table:formula="of:=COUNTIF([.N$7:.N$894];[.$K4])" office:value-type="float" office:value="0">
            <text:p>0</text:p>
          </table:table-cell>
          <table:table-cell table:style-name="ce85" table:formula="of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4];[.$K5])" office:value-type="float" office:value="0">
            <text:p>0</text:p>
          </table:table-cell>
          <table:table-cell table:style-name="ce85" table:formula="of:=COUNTIF([.M$7:.M$894];[.$K5])" office:value-type="float" office:value="0">
            <text:p>0</text:p>
          </table:table-cell>
          <table:table-cell table:style-name="ce85" table:formula="of:=COUNTIF([.N$7:.N$894];[.$K5])" office:value-type="float" office:value="0">
            <text:p>0</text:p>
          </table:table-cell>
          <table:table-cell table:style-name="ce85" table:formula="of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SQL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Xpath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Do not put name for new query</text:p>
            <text:p>- Click Save button</text:p>
          </table:table-cell>
          <table:table-cell table:style-name="ce84" office:value-type="string">
            <text:p>Show message “The field 'Query name' is required. Please enter your value.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some special characters in 'Query name' field</text:p>
            <text:p>- Click Save button</text:p>
          </table:table-cell>
          <table:table-cell table:style-name="ce84" office:value-type="string">
            <text:p>Show message “There are some invalid characters in field 'name'. Type another value, please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the name for new query has the same name with existing queries</text:p>
            <text:p>- Click Save button</text:p>
          </table:table-cell>
          <table:table-cell table:style-name="ce84" office:value-type="string">
            <text:p>Show message “This query name is existing. Choose another name, please!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84" office:value-type="string">
            <text:p>Show message “Invalid query. Check your query statement, please!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84" office:value-type="string">
            <text:p>Show message “The field 'Statement' is required. Please enter your value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84" office:value-type="string">
            <text:p>Show message “You must select permissions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Sites Explorer</text:p>
            <text:p>- Click Saved Searches icon on Side bar.</text:p>
          </table:table-cell>
          <table:table-cell table:style-name="ce84" office:value-type="string">
            <text:p>All queries that created in Manage Queries are shown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84" office:value-type="string">
            <text:p>Depend on type of query, you'll see the query that created in Manage Querie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84" office:value-type="string">
            <text:p>New query is created successfully. A<text:span text:style-name="T10">t </text:span><text:span text:style-name="T10">the first time you use this query to </text:span><text:span text:style-name="T10">search, the result will be cached. At the </text:span><text:span text:style-name="T10">second time you search using this query, </text:span><text:span text:style-name="T10">it will show cached result. After </text:span><text:span text:style-name="T11">45 </text:span><text:span text:style-name="T11">minutes,</text:span><text:span text:style-name="T12"> </text:span><text:span text:style-name="T13">the cache will be removed. </text:span>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7">
          <table:table-cell table:style-name="ce63" table:formula="of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101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 table:number-rows-repeated="400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4];[.$K1])" office:value-type="float" office:value="0">
            <text:p>0</text:p>
          </table:table-cell>
          <table:table-cell table:style-name="ce85" table:formula="of:=COUNTIF([.M$7:.M$924];[.$K1])" office:value-type="float" office:value="0">
            <text:p>0</text:p>
          </table:table-cell>
          <table:table-cell table:style-name="ce85" table:formula="of:=COUNTIF([.N$7:.N$924];[.$K1])" office:value-type="float" office:value="0">
            <text:p>0</text:p>
          </table:table-cell>
          <table:table-cell table:style-name="ce85" table:formula="of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4];[.$K2])" office:value-type="float" office:value="0">
            <text:p>0</text:p>
          </table:table-cell>
          <table:table-cell table:style-name="ce85" table:formula="of:=COUNTIF([.M$7:.M$924];[.$K2])" office:value-type="float" office:value="0">
            <text:p>0</text:p>
          </table:table-cell>
          <table:table-cell table:style-name="ce85" table:formula="of:=COUNTIF([.N$7:.N$924];[.$K2])" office:value-type="float" office:value="0">
            <text:p>0</text:p>
          </table:table-cell>
          <table:table-cell table:style-name="ce85" table:formula="of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Script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4];[.$K3])" office:value-type="float" office:value="0">
            <text:p>0</text:p>
          </table:table-cell>
          <table:table-cell table:style-name="ce85" table:formula="of:=COUNTIF([.M$7:.M$924];[.$K3])" office:value-type="float" office:value="0">
            <text:p>0</text:p>
          </table:table-cell>
          <table:table-cell table:style-name="ce85" table:formula="of:=COUNTIF([.N$7:.N$924];[.$K3])" office:value-type="float" office:value="0">
            <text:p>0</text:p>
          </table:table-cell>
          <table:table-cell table:style-name="ce85" table:formula="of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10])" office:value-type="float" office:value="16" table:number-columns-spanned="3" table:number-rows-spanned="1">
            <text:p>1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4];[.$K4])" office:value-type="float" office:value="0">
            <text:p>0</text:p>
          </table:table-cell>
          <table:table-cell table:style-name="ce85" table:formula="of:=COUNTIF([.M$7:.M$924];[.$K4])" office:value-type="float" office:value="0">
            <text:p>0</text:p>
          </table:table-cell>
          <table:table-cell table:style-name="ce85" table:formula="of:=COUNTIF([.N$7:.N$924];[.$K4])" office:value-type="float" office:value="0">
            <text:p>0</text:p>
          </table:table-cell>
          <table:table-cell table:style-name="ce85" table:formula="of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4];[.$K5])" office:value-type="float" office:value="0">
            <text:p>0</text:p>
          </table:table-cell>
          <table:table-cell table:style-name="ce85" table:formula="of:=COUNTIF([.M$7:.M$924];[.$K5])" office:value-type="float" office:value="0">
            <text:p>0</text:p>
          </table:table-cell>
          <table:table-cell table:style-name="ce85" table:formula="of:=COUNTIF([.N$7:.N$924];[.$K5])" office:value-type="float" office:value="0">
            <text:p>0</text:p>
          </table:table-cell>
          <table:table-cell table:style-name="ce85" table:formula="of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 ECM Script tab or <text:span text:style-name="T15"><text:s/></text:span><text:span text:style-name="T16">BC Scripts, </text:span><text:span text:style-name="T16">select Select 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128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7">Extends Action Type: </text:span><text:span text:style-name="T17">exo:scriptaction , </text:span></text:p>
            <text:p><text:span text:style-name="T18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0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4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4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FNC_ECMS_ADM_SCR_02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<text:span text:style-name="T15"> </text:span><text:span text:style-name="T16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6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19">- form new config: Select repository, </text:span><text:span text:style-name="T19">select workspace, select </text:span><text:span text:style-name="T14">Browse </text:span><text:span text:style-name="T14">Content is: “using a script”. Click on </text:span><text:span text:style-name="T14">button [next]</text:span></text:p>
            <text:p><text:span text:style-name="T14">- form script config: select Script name </text:span><text:span text:style-name="T14">which you created at step 3. Execute </text:span><text:span text:style-name="T14">other selection and click on button save</text:span></text:p>
            <text:p><text:span text:style-name="T14">- select view mode of this 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8" table:number-rows-repeated="424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</text:p>
            <text:p>- Select properties</text:p>
            <text:p>- Click Save button</text:p>
          </table:table-cell>
          <table:table-cell table:style-name="ce84" office:value-type="string">
            <text:p>New action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Do not put name for new action</text:p>
            <text:p>- Select properties</text:p>
            <text:p>- Click Save button</text:p>
          </table:table-cell>
          <table:table-cell table:style-name="ce84" office:value-type="string">
            <text:p>Show message “The field 'Name (start with ''exo:'')' is required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84" office:value-type="string">
            <text:p>Show message “Have some invalid characters in action name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84" office:value-type="string">
            <text:p>Show message “[name of action] invalid! The name must begin with 'exo: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01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10" office:value-type="string">
            <text:p>Add An action type when name of action is existed</text:p>
          </table:table-cell>
          <table:table-cell table:style-name="ce101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hen name of action <text:s/>is existed</text:p>
          </table:table-cell>
          <table:table-cell table:style-name="ce101" office:value-type="string">
            <text:p>Step 3: Add action</text:p>
          </table:table-cell>
          <table:table-cell table:style-name="ce8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84" office:value-type="string">
            <text:p>Show message “This action existed in the ECM system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 table:number-rows-repeated="450">
          <table:table-cell table:number-columns-repeated="230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36" table:default-cell-style-name="ce78"/>
        <table:table-column table:style-name="co34" table:default-cell-style-name="ce67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10" table:number-columns-repeated="248" table:default-cell-style-name="ce44"/>
        <table:table-row table:style-name="ro14">
          <table:table-cell table:style-name="ce57"/>
          <table:table-cell table:style-name="ce129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130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57"/>
          <table:table-cell table:style-name="ce131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57"/>
          <table:table-cell table:style-name="ce131" office:value-type="string">
            <text:p>Total main cases:</text:p>
          </table:table-cell>
          <table:table-cell table:style-name="ce126" table:formula="of:=MAX([.A7:.A1006])" office:value-type="float" office:value="9" table:number-columns-spanned="3" table:number-rows-spanned="1">
            <text:p>9</text:p>
          </table:table-cell>
          <table:covered-table-cell table:style-name="ce132"/>
          <table:covered-table-cell table:style-name="ce132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 table:number-columns-repeated="2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13">
          <table:table-cell table:style-name="ce62" office:value-type="float" office:value="1">
            <text:p>001</text:p>
          </table:table-cell>
          <table:table-cell table:style-name="ce42" office:value-type="string">
            <text:p>FNC_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UC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9];6;1)&gt;MID([.F8];6;1);&quot;&quot;;MAX([.A$7:.A8])+1)">
            <text:p/>
          </table:table-cell>
          <table:table-cell office:value-type="string">
            <text:p>FNC_ECMS_ADM_UC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UC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1];6;1)&gt;MID([.F10];6;1);&quot;&quot;;MAX([.A$7:.A10])+1)">
            <text:p/>
          </table:table-cell>
          <table:table-cell office:value-type="string">
            <text:p>FNC_ECMS_ADM_UC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2];6;1)&gt;MID([.F11];6;1);&quot;&quot;;MAX([.A$7:.A11])+1)">
            <text:p/>
          </table:table-cell>
          <table:table-cell office:value-type="string">
            <text:p>FNC_ECMS_ADM_UC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UC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FNC_ECMS_ADM_UC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5];6;1)&gt;MID([.F14];6;1);&quot;&quot;;MAX([.A$7:.A14])+1)">
            <text:p/>
          </table:table-cell>
          <table:table-cell office:value-type="string">
            <text:p>FNC_ECMS_ADM_UC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];6;1)&gt;MID([.F15];6;1);&quot;&quot;;MAX([.A$7:.A15])+1)">
            <text:p/>
          </table:table-cell>
          <table:table-cell office:value-type="string">
            <text:p>FNC_ECMS_ADM_UC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UC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];6;1)&gt;MID([.F17];6;1);&quot;&quot;;MAX([.A$7:.A17])+1)">
            <text:p/>
          </table:table-cell>
          <table:table-cell office:value-type="string">
            <text:p>FNC_ECMS_ADM_UC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NC_ECMS_ADM_UC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];6;1)&gt;MID([.F19];6;1);&quot;&quot;;MAX([.A$7:.A19])+1)">
            <text:p/>
          </table:table-cell>
          <table:table-cell office:value-type="string">
            <text:p>FNC_ECMS_ADM_UC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UC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];6;1)&gt;MID([.F21];6;1);&quot;&quot;;MAX([.A$7:.A21])+1)">
            <text:p/>
          </table:table-cell>
          <table:table-cell office:value-type="string">
            <text:p>FNC_ECMS_ADM_UC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3];6;1)&gt;MID([.F22];6;1);&quot;&quot;;MAX([.A$7:.A22])+1)">
            <text:p/>
          </table:table-cell>
          <table:table-cell office:value-type="string">
            <text:p>FNC_ECMS_ADM_UC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ECMS_ADM_UC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UC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08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>
            <text:p/>
          </table:table-cell>
          <table:table-cell office:value-type="string">
            <text:p>FNC_ECMS_ADM_UC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7];6;1)&gt;MID([.F26];6;1);&quot;&quot;;MAX([.A$7:.A26])+1)">
            <text:p/>
          </table:table-cell>
          <table:table-cell office:value-type="string">
            <text:p>FNC_ECMS_ADM_UC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UC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9];6;1)&gt;MID([.F28];6;1);&quot;&quot;;MAX([.A$7:.A28])+1)">
            <text:p/>
          </table:table-cell>
          <table:table-cell office:value-type="string">
            <text:p>FNC_ECMS_ADM_UC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0];6;1)&gt;MID([.F29];6;1);&quot;&quot;;MAX([.A$7:.A29])+1)">
            <text:p/>
          </table:table-cell>
          <table:table-cell office:value-type="string">
            <text:p>FNC_ECMS_ADM_UC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1];6;1)&gt;MID([.F30];6;1);&quot;&quot;;MAX([.A$7:.A30])+1)">
            <text:p/>
          </table:table-cell>
          <table:table-cell office:value-type="string">
            <text:p>FNC_ECMS_ADM_UCL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UCL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FNC_ECMS_ADM_UCL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4];6;1)&gt;MID([.F33];6;1);&quot;&quot;;MAX([.A$7:.A33])+1)">
            <text:p/>
          </table:table-cell>
          <table:table-cell office:value-type="string">
            <text:p>FNC_ECMS_ADM_UCL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5];6;1)&gt;MID([.F34];6;1);&quot;&quot;;MAX([.A$7:.A34])+1)">
            <text:p/>
          </table:table-cell>
          <table:table-cell office:value-type="string">
            <text:p>FNC_ECMS_ADM_UCL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UCL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];6;1)&gt;MID([.F36];6;1);&quot;&quot;;MAX([.A$7:.A36])+1)">
            <text:p/>
          </table:table-cell>
          <table:table-cell office:value-type="string">
            <text:p>FNC_ECMS_ADM_UCL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8];6;1)&gt;MID([.F37];6;1);&quot;&quot;;MAX([.A$7:.A37])+1)">
            <text:p/>
          </table:table-cell>
          <table:table-cell office:value-type="string">
            <text:p>FNC_ECMS_ADM_UCL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9];6;1)&gt;MID([.F38];6;1);&quot;&quot;;MAX([.A$7:.A38])+1)">
            <text:p/>
          </table:table-cell>
          <table:table-cell office:value-type="string">
            <text:p>FNC_ECMS_ADM_UCL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0" table:default-cell-style-name="ce136"/>
        <table:table-column table:style-name="co41" table:default-cell-style-name="ce139"/>
        <table:table-column table:style-name="co42" table:default-cell-style-name="ce143"/>
        <table:table-column table:style-name="co43" table:default-cell-style-name="ce143"/>
        <table:table-column table:style-name="co10" table:default-cell-style-name="ce147"/>
        <table:table-column table:style-name="co10" table:number-columns-repeated="246" table:default-cell-style-name="ce90"/>
        <table:table-row table:style-name="ro27">
          <table:table-cell table:style-name="ce133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5" office:value-type="string" table:number-columns-spanned="1" table:number-rows-spanned="3">
            <text:p>Total cases</text:p>
          </table:table-cell>
          <table:table-cell table:style-name="ce135"/>
          <table:table-cell table:style-name="ce57" table:number-columns-repeated="245"/>
        </table:table-row>
        <table:table-row table:style-name="ro28">
          <table:covered-table-cell table:style-name="ce134"/>
          <table:covered-table-cell table:style-name="ce138"/>
          <table:covered-table-cell table:style-name="ce138"/>
          <table:covered-table-cell table:style-name="ce138"/>
          <table:covered-table-cell table:style-name="ce146"/>
          <table:table-cell table:style-name="ce135"/>
          <table:table-cell table:style-name="ce44" table:number-columns-repeated="245"/>
        </table:table-row>
        <table:table-row table:style-name="ro29">
          <table:table-cell table:style-name="ce135" office:value-type="string">
            <text:p>Id</text:p>
          </table:table-cell>
          <table:table-cell table:style-name="ce135" office:value-type="string">
            <text:p>FNCtional Group</text:p>
          </table:table-cell>
          <table:table-cell table:style-name="ce135" office:value-type="string">
            <text:p>FNCtionality</text:p>
          </table:table-cell>
          <table:table-cell table:style-name="ce135" office:value-type="string">
            <text:p>FNCtionality summary</text:p>
          </table:table-cell>
          <table:covered-table-cell table:style-name="ce146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12">
          <table:table-cell office:value-type="string">
            <text:p>F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FOL_02</text:p>
          </table:table-cell>
          <table:table-cell table:style-name="ce140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12">
          <table:table-cell office:value-type="string">
            <text:p>FNC_ECMS_ADM_TAX_01</text:p>
          </table:table-cell>
          <table:table-cell table:style-name="ce141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TAX_02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TAX_03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f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12">
          <table:table-cell office:value-type="string">
            <text:p>FNC_ECMS_ADM_TAX_04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f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12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f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TEM_02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f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TEM_03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MET_02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MET_03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12">
          <table:table-cell office:value-type="string">
            <text:p>FNC_ECMS_ADM_VIE_02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VIE_03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f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DRI_02</text:p>
          </table:table-cell>
          <table:table-cell table:style-name="ce14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12">
          <table:table-cell office:value-type="string">
            <text:p>FNC_ECMS_ADM_NOD_02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NC_ECMS_ADM_NOD_03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12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QUE_02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QUE_03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SCR_02</text:p>
          </table:table-cell>
          <table:table-cell table:style-name="ce143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f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31">
          <table:table-cell office:value-type="string">
            <text:p>F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31">
          <table:table-cell office:value-type="string">
            <text:p>FNC_ECMS_ADM_UCL_02</text:p>
          </table:table-cell>
          <table:table-cell table:style-name="ce140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32">
          <table:table-cell table:style-name="ce137" office:value-type="string" table:number-columns-spanned="4" table:number-rows-spanned="1">
            <text:p>Total</text:p>
          </table:table-cell>
          <table:covered-table-cell table:style-name="ce144"/>
          <table:covered-table-cell table:style-name="ce144"/>
          <table:covered-table-cell table:style-name="ce144"/>
          <table:table-cell table:style-name="ce144" table:formula="of:=SUM([.E4:.E32])" office:value-type="float" office:value="229">
            <text:p>229</text:p>
          </table:table-cell>
          <table:table-cell table:number-columns-repeated="246"/>
        </table:table-row>
        <table:table-row table:style-name="ro32" table:number-rows-repeated="4">
          <table:table-cell table:style-name="ce44"/>
          <table:table-cell table:style-name="Default" table:number-columns-repeated="250"/>
        </table:table-row>
        <table:table-row table:style-name="ro32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5:0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uan Nguyen</meta:initial-creator>
    <meta:creation-date>2008-10-28T10:56:09</meta:creation-date>
    <dc:date>2011-01-03T15:02:40</dc:date>
    <dc:language>en-US</dc:language>
    <meta:editing-cycles>262</meta:editing-cycles>
    <meta:editing-duration>PT76H04M43S</meta:editing-duration>
    <dc:creator>hanhly </dc:creator>
    <meta:document-statistic meta:table-count="15" meta:cell-count="7865" meta:object-count="1"/>
    <meta:user-defined meta:name="Info 1"/>
    <meta:user-defined meta:name="Info 2"/>
    <meta:user-defined meta:name="Info 3"/>
    <meta:user-defined meta:name="Info 4"/>
  </office:meta>
</office:document-meta>
</file>